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UKIJ Diwani" svg:font-family="'UKIJ Diwa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3"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6"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4958df" style:font-size-asian="11pt" style:font-size-complex="11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5865ba" style:font-size-asian="11pt" style:font-size-complex="11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a43a1d" style:font-size-asian="11pt" style:font-size-complex="11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4958df" style:font-size-asian="11pt" style:language-asian="tr" style:country-asian="TR" style:font-name-complex="Tahoma" style:font-size-complex="11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rsid="0014a809" officeooo:paragraph-rsid="008f180f" style:font-size-asian="11pt" style:language-asian="tr" style:country-asian="TR" style:font-name-complex="Times New Roman" style:font-size-complex="11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5915ab" style:font-size-asian="11pt" style:font-name-complex="Times New Roman" style:font-size-complex="11pt"/>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55ae5c" officeooo:paragraph-rsid="00a43a1d" style:font-size-asian="11pt" style:language-asian="tr" style:country-asian="TR" style:font-weight-asian="normal" style:font-name-complex="Times New Roman" style:font-size-complex="11pt" style:font-weight-complex="normal"/>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374a74" officeooo:paragraph-rsid="005915ab" style:font-size-asian="11pt" style:language-asian="tr" style:country-asian="TR" style:font-weight-asian="normal" style:font-name-complex="Times New Roman" style:font-size-complex="11pt" style:font-weight-complex="normal"/>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6fa4e9" officeooo:paragraph-rsid="005915ab" style:font-size-asian="11pt" style:language-asian="tr" style:country-asian="TR" style:font-weight-asian="normal" style:font-name-complex="Times New Roman" style:font-size-complex="11pt" style:font-weight-complex="normal"/>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4958df" officeooo:paragraph-rsid="005915ab" style:font-size-asian="11pt" style:language-asian="tr" style:country-asian="TR" style:font-weight-asian="normal" style:font-name-complex="Times New Roman" style:font-size-complex="11pt" style:font-weight-complex="normal"/>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style:text-underline-style="solid" style:text-underline-width="auto" style:text-underline-color="font-color" officeooo:rsid="0014a809" officeooo:paragraph-rsid="005915ab" style:font-size-asian="11pt" style:language-asian="tr" style:country-asian="TR" style:font-name-complex="Times New Roman" style:font-size-complex="11pt"/>
    </style:style>
    <style:style style:name="P2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2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2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2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2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2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2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55ae5c" officeooo:paragraph-rsid="00a43a1d" style:font-size-asian="11pt" style:language-asian="tr" style:country-asian="TR" style:font-weight-asian="normal" style:font-name-complex="Times New Roman" style:font-size-complex="11pt" style:font-weight-complex="normal"/>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fo:font-weight="normal" officeooo:paragraph-rsid="00a43a1d"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fo:font-weight="normal" officeooo:rsid="0055ae5c"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3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font-style-complex="italic" style:font-weight-complex="bold"/>
    </style:style>
    <style:style style:name="P59"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9ca694" style:font-size-asian="12pt" style:language-asian="tr" style:country-asian="TR" style:font-weight-asian="normal" style:font-name-complex="Times New Roman" style:font-size-complex="12pt" style:font-weight-complex="normal"/>
    </style:style>
    <style:style style:name="P60"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9100a2" style:font-size-asian="12pt" style:language-asian="tr" style:country-asian="TR" style:font-weight-asian="normal" style:font-name-complex="Times New Roman" style:font-size-complex="12pt" style:font-weight-complex="normal"/>
    </style:style>
    <style:style style:name="P61"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 style:font-size-complex="12pt" style:font-weight-complex="normal"/>
    </style:style>
    <style:style style:name="P6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a43a1d" officeooo:paragraph-rsid="00b1d6f4" style:font-size-asian="12pt" style:language-asian="tr" style:country-asian="TR" style:font-weight-asian="normal" style:font-name-complex="Times New Roman" style:font-size-complex="12pt" style:font-weight-complex="normal"/>
    </style:style>
    <style:style style:name="P63"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64"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Chilanka" fo:font-size="12pt" officeooo:paragraph-rsid="004c1294" style:font-size-asian="12pt" style:font-size-complex="12pt"/>
    </style:style>
    <style:style style:name="P6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992360" style:font-size-asian="12pt" style:language-asian="tr" style:country-asian="TR" style:font-weight-asian="normal" style:font-name-complex="Times New Roman" style:font-size-complex="12pt" style:font-weight-complex="normal"/>
    </style:style>
    <style:style style:name="P66"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67"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68"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 style:font-size-complex="12pt"/>
    </style:style>
    <style:style style:name="P69"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7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2"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3"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7ab96d" style:language-asian="tr" style:country-asian="TR" style:font-weight-asian="normal" style:font-name-complex="Times New Roman" style:font-weight-complex="normal"/>
    </style:style>
    <style:style style:name="T15" style:family="text">
      <style:text-properties fo:font-weight="normal" officeooo:rsid="00a43a1d" style:language-asian="tr" style:country-asian="TR" style:font-weight-asian="normal" style:font-name-complex="Times New Roman" style:font-weight-complex="normal"/>
    </style:style>
    <style:style style:name="T16" style:family="text">
      <style:text-properties fo:font-weight="normal" officeooo:rsid="00276427" style:language-asian="tr" style:country-asian="TR" style:font-weight-asian="normal" style:font-name-complex="Times New Roman" style:font-weight-complex="normal"/>
    </style:style>
    <style:style style:name="T17" style:family="text">
      <style:text-properties fo:font-weight="normal" officeooo:rsid="003c3a02" style:language-asian="tr" style:country-asian="TR" style:font-weight-asian="normal" style:font-weight-complex="normal"/>
    </style:style>
    <style:style style:name="T18" style:family="text">
      <style:text-properties fo:font-weight="normal" officeooo:rsid="00374a74" style:language-asian="tr" style:country-asian="TR" style:font-weight-asian="normal" style:font-weight-complex="normal"/>
    </style:style>
    <style:style style:name="T19" style:family="text">
      <style:text-properties fo:font-weight="normal" officeooo:rsid="0014a809" style:language-asian="tr" style:country-asian="TR" style:font-weight-asian="normal" style:font-weight-complex="normal"/>
    </style:style>
    <style:style style:name="T20" style:family="text">
      <style:text-properties fo:font-weight="normal" officeooo:rsid="006fa4e9" style:language-asian="tr" style:country-asian="TR" style:font-weight-asian="normal" style:font-weight-complex="normal"/>
    </style:style>
    <style:style style:name="T21" style:family="text">
      <style:text-properties officeooo:rsid="00172ad1"/>
    </style:style>
    <style:style style:name="T22" style:family="text">
      <style:text-properties officeooo:rsid="00191904"/>
    </style:style>
    <style:style style:name="T23" style:family="text">
      <style:text-properties officeooo:rsid="001b7644"/>
    </style:style>
    <style:style style:name="T24" style:family="text">
      <style:text-properties officeooo:rsid="001cc920"/>
    </style:style>
    <style:style style:name="T25" style:family="text">
      <style:text-properties officeooo:rsid="001e1f00"/>
    </style:style>
    <style:style style:name="T26" style:family="text">
      <style:text-properties fo:font-weight="bold" style:font-weight-asian="bold" style:font-weight-complex="bold"/>
    </style:style>
    <style:style style:name="T27" style:family="text">
      <style:text-properties fo:font-weight="bold" officeooo:rsid="0024c625" style:font-weight-asian="bold" style:font-weight-complex="bold"/>
    </style:style>
    <style:style style:name="T28" style:family="text">
      <style:text-properties fo:font-weight="bold" officeooo:rsid="002572b2" style:font-weight-asian="bold" style:font-weight-complex="bold"/>
    </style:style>
    <style:style style:name="T29" style:family="text">
      <style:text-properties fo:font-weight="bold" officeooo:rsid="00275b19" style:font-weight-asian="bold" style:font-weight-complex="bold"/>
    </style:style>
    <style:style style:name="T30" style:family="text">
      <style:text-properties fo:font-weight="bold" officeooo:rsid="00298cb2" style:font-weight-asian="bold" style:font-weight-complex="bold"/>
    </style:style>
    <style:style style:name="T31" style:family="text">
      <style:text-properties fo:font-weight="bold" officeooo:rsid="002a4e45" style:font-weight-asian="bold" style:font-weight-complex="bold"/>
    </style:style>
    <style:style style:name="T32" style:family="text">
      <style:text-properties fo:font-weight="bold" officeooo:rsid="0043c25c" style:font-weight-asian="bold" style:font-weight-complex="bold"/>
    </style:style>
    <style:style style:name="T33" style:family="text">
      <style:text-properties fo:font-weight="bold" officeooo:rsid="004419e8" style:font-weight-asian="bold" style:font-weight-complex="bold"/>
    </style:style>
    <style:style style:name="T34" style:family="text">
      <style:text-properties fo:font-weight="bold" officeooo:rsid="00443595" style:font-weight-asian="bold" style:font-weight-complex="bold"/>
    </style:style>
    <style:style style:name="T35" style:family="text">
      <style:text-properties fo:font-weight="bold" officeooo:rsid="00455e00" style:font-weight-asian="bold" style:font-weight-complex="bold"/>
    </style:style>
    <style:style style:name="T36" style:family="text">
      <style:text-properties fo:font-weight="bold" officeooo:rsid="00a1fb85" style:font-weight-asian="bold" style:font-weight-complex="bold"/>
    </style:style>
    <style:style style:name="T37" style:family="text">
      <style:text-properties fo:font-weight="bold" officeooo:rsid="007ab96d" style:font-weight-asian="bold" style:font-weight-complex="bold"/>
    </style:style>
    <style:style style:name="T38" style:family="text">
      <style:text-properties fo:font-weight="bold" officeooo:rsid="0078c540" style:font-weight-asian="bold" style:font-weight-complex="bold"/>
    </style:style>
    <style:style style:name="T39" style:family="text">
      <style:text-properties fo:font-weight="bold" officeooo:rsid="008042ba" style:font-weight-asian="bold" style:font-weight-complex="bold"/>
    </style:style>
    <style:style style:name="T40" style:family="text">
      <style:text-properties fo:font-weight="bold" style:language-asian="tr" style:country-asian="TR" style:font-weight-asian="bold" style:font-name-complex="Times New Roman" style:font-weight-complex="bold"/>
    </style:style>
    <style:style style:name="T41" style:family="text">
      <style:text-properties fo:font-weight="bold" officeooo:rsid="002a4e45" style:language-asian="tr" style:country-asian="TR" style:font-weight-asian="bold" style:font-name-complex="Times New Roman" style:font-weight-complex="bold"/>
    </style:style>
    <style:style style:name="T42" style:family="text">
      <style:text-properties fo:font-weight="bold" officeooo:rsid="00455e00" style:language-asian="tr" style:country-asian="TR" style:font-weight-asian="bold" style:font-name-complex="Times New Roman" style:font-weight-complex="bold"/>
    </style:style>
    <style:style style:name="T43" style:family="text">
      <style:text-properties fo:font-weight="bold" officeooo:rsid="002bcdb2" style:language-asian="tr" style:country-asian="TR" style:font-weight-asian="bold" style:font-name-complex="Times New Roman" style:font-weight-complex="bold"/>
    </style:style>
    <style:style style:name="T44" style:family="text">
      <style:text-properties fo:font-weight="bold" officeooo:rsid="003b129e" style:language-asian="tr" style:country-asian="TR" style:font-weight-asian="bold" style:font-name-complex="Times New Roman" style:font-weight-complex="bold"/>
    </style:style>
    <style:style style:name="T45" style:family="text">
      <style:text-properties fo:font-weight="bold" officeooo:rsid="009100a2" style:language-asian="tr" style:country-asian="TR" style:font-weight-asian="bold" style:font-name-complex="Times New Roman" style:font-weight-complex="bold"/>
    </style:style>
    <style:style style:name="T46" style:family="text">
      <style:text-properties fo:font-weight="bold" officeooo:rsid="0083f865" style:language-asian="tr" style:country-asian="TR" style:font-weight-asian="bold" style:font-name-complex="Times New Roman" style:font-weight-complex="bold"/>
    </style:style>
    <style:style style:name="T47" style:family="text">
      <style:text-properties fo:font-weight="bold" officeooo:rsid="00632b9b" style:language-asian="tr" style:country-asian="TR" style:font-weight-asian="bold" style:font-name-complex="Times New Roman" style:font-weight-complex="bold"/>
    </style:style>
    <style:style style:name="T48" style:family="text">
      <style:text-properties fo:font-weight="bold" officeooo:rsid="008f180f" style:language-asian="tr" style:country-asian="TR" style:font-weight-asian="bold" style:font-name-complex="Times New Roman" style:font-weight-complex="bold"/>
    </style:style>
    <style:style style:name="T49" style:family="text">
      <style:text-properties fo:font-weight="bold" officeooo:rsid="007ab96d" style:language-asian="tr" style:country-asian="TR" style:font-weight-asian="bold" style:font-name-complex="Times New Roman" style:font-weight-complex="bold"/>
    </style:style>
    <style:style style:name="T50" style:family="text">
      <style:text-properties fo:font-weight="bold" officeooo:rsid="0078c540" style:language-asian="tr" style:country-asian="TR" style:font-weight-asian="bold" style:font-name-complex="Times New Roman" style:font-weight-complex="bold"/>
    </style:style>
    <style:style style:name="T51" style:family="text">
      <style:text-properties fo:font-weight="bold" officeooo:rsid="009ca694" style:language-asian="tr" style:country-asian="TR" style:font-weight-asian="bold" style:font-name-complex="Times New Roman" style:font-weight-complex="bold"/>
    </style:style>
    <style:style style:name="T52" style:family="text">
      <style:text-properties fo:font-weight="bold" officeooo:rsid="00a1fb85" style:language-asian="tr" style:country-asian="TR" style:font-weight-asian="bold" style:font-name-complex="Times New Roman" style:font-weight-complex="bold"/>
    </style:style>
    <style:style style:name="T53" style:family="text">
      <style:text-properties fo:font-weight="bold" officeooo:rsid="00a43a1d" style:language-asian="tr" style:country-asian="TR" style:font-weight-asian="bold" style:font-name-complex="Times New Roman" style:font-weight-complex="bold"/>
    </style:style>
    <style:style style:name="T54" style:family="text">
      <style:text-properties fo:font-weight="bold" officeooo:rsid="00a6640f" style:language-asian="tr" style:country-asian="TR" style:font-weight-asian="bold" style:font-name-complex="Times New Roman" style:font-weight-complex="bold"/>
    </style:style>
    <style:style style:name="T55" style:family="text">
      <style:text-properties fo:font-weight="bold" officeooo:rsid="006fa4e9" style:language-asian="tr" style:country-asian="TR" style:font-weight-asian="bold" style:font-name-complex="Times New Roman" style:font-weight-complex="bold"/>
    </style:style>
    <style:style style:name="T56" style:family="text">
      <style:text-properties fo:font-weight="bold" officeooo:rsid="008042ba" style:language-asian="tr" style:country-asian="TR" style:font-weight-asian="bold" style:font-name-complex="Times New Roman" style:font-weight-complex="bold"/>
    </style:style>
    <style:style style:name="T57" style:family="text">
      <style:text-properties fo:letter-spacing="0.011cm"/>
    </style:style>
    <style:style style:name="T58" style:family="text">
      <style:text-properties officeooo:rsid="001f62ef"/>
    </style:style>
    <style:style style:name="T59" style:family="text">
      <style:text-properties officeooo:rsid="0023f1ec"/>
    </style:style>
    <style:style style:name="T60" style:family="text">
      <style:text-properties officeooo:rsid="0024c625"/>
    </style:style>
    <style:style style:name="T61" style:family="text">
      <style:text-properties fo:font-style="normal" fo:font-weight="bold" officeooo:rsid="00172ad1" style:font-style-asian="normal" style:font-weight-asian="bold" style:font-name-complex="Times New Roman1" style:font-weight-complex="bold"/>
    </style:style>
    <style:style style:name="T62" style:family="text">
      <style:text-properties fo:font-style="normal" fo:font-weight="bold" officeooo:rsid="002572b2" style:font-style-asian="normal" style:font-weight-asian="bold" style:font-name-complex="Times New Roman1" style:font-weight-complex="bold"/>
    </style:style>
    <style:style style:name="T63" style:family="text">
      <style:text-properties fo:font-style="normal" fo:font-weight="bold" officeooo:rsid="005192be" style:font-style-asian="normal" style:font-weight-asian="bold" style:font-name-complex="Times New Roman1" style:font-weight-complex="bold"/>
    </style:style>
    <style:style style:name="T64" style:family="text">
      <style:text-properties fo:font-style="normal" fo:font-weight="bold" officeooo:rsid="00632b9b" style:font-style-asian="normal" style:font-weight-asian="bold" style:font-name-complex="Times New Roman1" style:font-weight-complex="bold"/>
    </style:style>
    <style:style style:name="T65" style:family="text">
      <style:text-properties fo:font-style="normal" fo:font-weight="bold" officeooo:rsid="00821128" style:font-style-asian="normal" style:font-weight-asian="bold" style:font-name-complex="Times New Roman1" style:font-weight-complex="bold"/>
    </style:style>
    <style:style style:name="T66" style:family="text">
      <style:text-properties fo:font-style="normal" fo:font-weight="bold" officeooo:rsid="009100a2" style:font-style-asian="normal" style:font-weight-asian="bold" style:font-name-complex="Times New Roman1" style:font-weight-complex="bold"/>
    </style:style>
    <style:style style:name="T67" style:family="text">
      <style:text-properties fo:font-style="normal" fo:font-weight="bold" officeooo:rsid="006fa4e9" style:font-style-asian="normal" style:font-weight-asian="bold" style:font-name-complex="Times New Roman1" style:font-weight-complex="bold"/>
    </style:style>
    <style:style style:name="T68" style:family="text">
      <style:text-properties fo:font-style="normal" fo:font-weight="bold" officeooo:rsid="00a1fb85" style:font-style-asian="normal" style:font-weight-asian="bold" style:font-name-complex="Times New Roman1" style:font-weight-complex="bold"/>
    </style:style>
    <style:style style:name="T69" style:family="text">
      <style:text-properties fo:font-style="normal" fo:font-weight="bold" officeooo:rsid="00a43a1d" style:font-style-asian="normal" style:font-weight-asian="bold" style:font-name-complex="Times New Roman1" style:font-weight-complex="bold"/>
    </style:style>
    <style:style style:name="T70" style:family="text">
      <style:text-properties fo:font-style="normal" fo:font-weight="bold" style:font-style-asian="normal" style:font-weight-asian="bold" style:font-name-complex="Times New Roman1" style:font-weight-complex="normal"/>
    </style:style>
    <style:style style:name="T71" style:family="text">
      <style:text-properties fo:font-style="normal" fo:font-weight="bold" officeooo:rsid="0024c625" style:font-style-asian="normal" style:font-weight-asian="bold" style:font-name-complex="Times New Roman1" style:font-weight-complex="normal"/>
    </style:style>
    <style:style style:name="T72" style:family="text">
      <style:text-properties fo:font-style="normal" fo:font-weight="bold" officeooo:rsid="002572b2" style:font-style-asian="normal" style:font-weight-asian="bold" style:font-name-complex="Times New Roman1" style:font-weight-complex="normal"/>
    </style:style>
    <style:style style:name="T73" style:family="text">
      <style:text-properties fo:font-style="normal" fo:font-weight="bold" officeooo:rsid="00275b19" style:font-style-asian="normal" style:font-weight-asian="bold" style:font-name-complex="Times New Roman1" style:font-weight-complex="normal"/>
    </style:style>
    <style:style style:name="T74" style:family="text">
      <style:text-properties fo:font-style="normal" fo:font-weight="bold" officeooo:rsid="00298cb2" style:font-style-asian="normal" style:font-weight-asian="bold" style:font-name-complex="Times New Roman1" style:font-weight-complex="normal"/>
    </style:style>
    <style:style style:name="T75" style:family="text">
      <style:text-properties fo:font-style="normal" fo:font-weight="bold" officeooo:rsid="002a4e45" style:font-style-asian="normal" style:font-weight-asian="bold" style:font-name-complex="Times New Roman1" style:font-weight-complex="normal"/>
    </style:style>
    <style:style style:name="T76" style:family="text">
      <style:text-properties fo:font-style="normal" fo:font-weight="bold" officeooo:rsid="005192be" style:font-style-asian="normal" style:font-weight-asian="bold" style:font-name-complex="Times New Roman1" style:font-weight-complex="normal"/>
    </style:style>
    <style:style style:name="T77" style:family="text">
      <style:text-properties fo:font-style="normal" fo:font-weight="normal" style:font-style-asian="normal" style:font-weight-asian="normal" style:font-name-complex="Times New Roman1" style:font-weight-complex="normal"/>
    </style:style>
    <style:style style:name="T78" style:family="text">
      <style:text-properties fo:font-style="normal" fo:font-weight="normal" officeooo:rsid="00172ad1" style:font-style-asian="normal" style:font-weight-asian="normal" style:font-name-complex="Times New Roman1" style:font-weight-complex="normal"/>
    </style:style>
    <style:style style:name="T79" style:family="text">
      <style:text-properties fo:font-style="normal" fo:font-weight="normal" officeooo:rsid="00275b19" style:font-style-asian="normal" style:font-weight-asian="normal" style:font-name-complex="Times New Roman1" style:font-weight-complex="normal"/>
    </style:style>
    <style:style style:name="T80" style:family="text">
      <style:text-properties fo:font-style="normal" fo:font-weight="normal" officeooo:rsid="0023f1ec" style:font-style-asian="normal" style:font-weight-asian="normal" style:font-name-complex="Times New Roman1" style:font-weight-complex="normal"/>
    </style:style>
    <style:style style:name="T81" style:family="text">
      <style:text-properties fo:font-style="normal" fo:font-weight="normal" officeooo:rsid="0043c25c" style:font-style-asian="normal" style:font-weight-asian="normal" style:font-name-complex="Times New Roman1" style:font-weight-complex="normal"/>
    </style:style>
    <style:style style:name="T82" style:family="text">
      <style:text-properties fo:font-style="normal" fo:font-weight="normal" officeooo:rsid="002572b2" style:font-style-asian="normal" style:font-weight-asian="normal" style:font-name-complex="Times New Roman1" style:font-weight-complex="normal"/>
    </style:style>
    <style:style style:name="T83" style:family="text">
      <style:text-properties fo:font-style="normal" fo:font-weight="normal" officeooo:rsid="00455e00" style:font-style-asian="normal" style:font-weight-asian="normal" style:font-name-complex="Times New Roman1" style:font-weight-complex="normal"/>
    </style:style>
    <style:style style:name="T84" style:family="text">
      <style:text-properties fo:font-style="normal" fo:font-weight="normal" officeooo:rsid="0047d350" style:font-style-asian="normal" style:font-weight-asian="normal" style:font-name-complex="Times New Roman1" style:font-weight-complex="normal"/>
    </style:style>
    <style:style style:name="T85" style:family="text">
      <style:text-properties fo:font-style="normal" fo:font-weight="normal" officeooo:rsid="007390b8" style:font-style-asian="normal" style:font-weight-asian="normal" style:font-name-complex="Times New Roman1" style:font-weight-complex="normal"/>
    </style:style>
    <style:style style:name="T86" style:family="text">
      <style:text-properties fo:font-style="normal" style:font-style-asian="normal" style:font-name-complex="Times New Roman1" style:font-weight-complex="normal"/>
    </style:style>
    <style:style style:name="T87" style:family="text">
      <style:text-properties fo:font-style="normal" officeooo:rsid="00172ad1" style:font-style-asian="normal" style:font-name-complex="Times New Roman1" style:font-weight-complex="normal"/>
    </style:style>
    <style:style style:name="T88" style:family="text">
      <style:text-properties fo:font-style="normal" officeooo:rsid="00275b19" style:font-style-asian="normal" style:font-name-complex="Times New Roman1" style:font-weight-complex="normal"/>
    </style:style>
    <style:style style:name="T89" style:family="text">
      <style:text-properties fo:font-style="normal" officeooo:rsid="0024c625" style:font-style-asian="normal" style:font-name-complex="Times New Roman1" style:font-weight-complex="normal"/>
    </style:style>
    <style:style style:name="T90" style:family="text">
      <style:text-properties fo:font-style="normal" officeooo:rsid="0043c25c" style:font-style-asian="normal" style:font-name-complex="Times New Roman1" style:font-weight-complex="normal"/>
    </style:style>
    <style:style style:name="T91" style:family="text">
      <style:text-properties fo:font-style="normal" style:language-asian="tr" style:country-asian="TR" style:font-style-asian="normal" style:font-name-complex="Times New Roman" style:font-weight-complex="normal"/>
    </style:style>
    <style:style style:name="T92" style:family="text">
      <style:text-properties fo:font-style="normal" officeooo:rsid="00496a67" style:language-asian="tr" style:country-asian="TR" style:font-style-asian="normal" style:font-name-complex="Times New Roman" style:font-weight-complex="normal"/>
    </style:style>
    <style:style style:name="T93" style:family="text">
      <style:text-properties fo:font-style="normal" officeooo:rsid="00443595" style:language-asian="tr" style:country-asian="TR" style:font-style-asian="normal" style:font-name-complex="Times New Roman" style:font-weight-complex="normal"/>
    </style:style>
    <style:style style:name="T94" style:family="text">
      <style:text-properties fo:font-style="normal" officeooo:rsid="003d13be" style:language-asian="tr" style:country-asian="TR" style:font-style-asian="normal" style:font-name-complex="Times New Roman" style:font-weight-complex="normal"/>
    </style:style>
    <style:style style:name="T95" style:family="text">
      <style:text-properties fo:font-style="normal" officeooo:rsid="003b129e" style:language-asian="tr" style:country-asian="TR" style:font-style-asian="normal" style:font-name-complex="Times New Roman" style:font-weight-complex="normal"/>
    </style:style>
    <style:style style:name="T96" style:family="text">
      <style:text-properties fo:font-style="normal" officeooo:rsid="003c9814" style:language-asian="tr" style:country-asian="TR" style:font-style-asian="normal" style:font-name-complex="Times New Roman" style:font-weight-complex="normal"/>
    </style:style>
    <style:style style:name="T97" style:family="text">
      <style:text-properties fo:font-style="normal" officeooo:rsid="0056ecfa" style:language-asian="tr" style:country-asian="TR" style:font-style-asian="normal" style:font-name-complex="Times New Roman" style:font-weight-complex="normal"/>
    </style:style>
    <style:style style:name="T98" style:family="text">
      <style:text-properties fo:font-style="normal" officeooo:rsid="007e3d08" style:language-asian="tr" style:country-asian="TR" style:font-style-asian="normal" style:font-name-complex="Times New Roman" style:font-weight-complex="normal"/>
    </style:style>
    <style:style style:name="T99" style:family="text">
      <style:text-properties fo:font-style="normal" officeooo:rsid="008f180f" style:language-asian="tr" style:country-asian="TR" style:font-style-asian="normal" style:font-name-complex="Times New Roman" style:font-weight-complex="normal"/>
    </style:style>
    <style:style style:name="T100"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1" style:family="text">
      <style:text-properties fo:language="tr" fo:country="TR" fo:font-weight="bold" style:font-weight-asian="bold" style:font-name-complex="Times New Roman1" style:font-weight-complex="bold"/>
    </style:style>
    <style:style style:name="T102" style:family="text">
      <style:text-properties fo:language="tr" fo:country="TR" fo:font-weight="bold" officeooo:rsid="0024c625" style:font-weight-asian="bold" style:font-name-complex="Times New Roman1" style:font-weight-complex="bold"/>
    </style:style>
    <style:style style:name="T103" style:family="text">
      <style:text-properties fo:language="tr" fo:country="TR" fo:font-weight="bold" officeooo:rsid="0043c25c" style:font-weight-asian="bold" style:font-name-complex="Times New Roman1" style:font-weight-complex="bold"/>
    </style:style>
    <style:style style:name="T104" style:family="text">
      <style:text-properties fo:language="tr" fo:country="TR" fo:font-style="normal" fo:font-weight="bold" style:font-style-asian="normal" style:font-weight-asian="bold" style:font-name-complex="Times New Roman1" style:font-weight-complex="normal"/>
    </style:style>
    <style:style style:name="T105" style:family="text">
      <style:text-properties fo:language="tr" fo:country="TR" fo:font-style="normal" fo:font-weight="normal" style:font-style-asian="normal" style:font-weight-asian="normal" style:font-name-complex="Times New Roman1" style:font-weight-complex="normal"/>
    </style:style>
    <style:style style:name="T106" style:family="text">
      <style:text-properties fo:language="tr" fo:country="TR" fo:font-style="normal" fo:font-weight="normal" officeooo:rsid="004c1294" style:font-style-asian="normal" style:font-weight-asian="normal" style:font-name-complex="Times New Roman1" style:font-weight-complex="normal"/>
    </style:style>
    <style:style style:name="T107" style:family="text">
      <style:text-properties fo:language="tr" fo:country="TR" style:font-name-complex="Times New Roman1"/>
    </style:style>
    <style:style style:name="T108" style:family="text">
      <style:text-properties fo:language="tr" fo:country="TR" officeooo:rsid="00172ad1" style:font-name-complex="Times New Roman1"/>
    </style:style>
    <style:style style:name="T109" style:family="text">
      <style:text-properties fo:language="tr" fo:country="TR" officeooo:rsid="0043c25c" style:font-name-complex="Times New Roman1"/>
    </style:style>
    <style:style style:name="T110" style:family="text">
      <style:text-properties fo:language="tr" fo:country="TR" officeooo:rsid="004c1294" style:font-name-complex="Times New Roman1"/>
    </style:style>
    <style:style style:name="T111" style:family="text">
      <style:text-properties fo:language="tr" fo:country="TR" officeooo:rsid="00b0e99e" style:font-name-complex="Times New Roman1"/>
    </style:style>
    <style:style style:name="T112" style:family="text">
      <style:text-properties officeooo:rsid="002b0bb3"/>
    </style:style>
    <style:style style:name="T113" style:family="text">
      <style:text-properties style:language-asian="tr" style:country-asian="TR" style:font-name-complex="Times New Roman"/>
    </style:style>
    <style:style style:name="T114" style:family="text">
      <style:text-properties officeooo:rsid="00172ad1" style:language-asian="tr" style:country-asian="TR" style:font-name-complex="Times New Roman"/>
    </style:style>
    <style:style style:name="T115" style:family="text">
      <style:text-properties officeooo:rsid="002bcdb2" style:language-asian="tr" style:country-asian="TR" style:font-name-complex="Times New Roman"/>
    </style:style>
    <style:style style:name="T116" style:family="text">
      <style:text-properties officeooo:rsid="00310090" style:language-asian="tr" style:country-asian="TR" style:font-name-complex="Times New Roman"/>
    </style:style>
    <style:style style:name="T117" style:family="text">
      <style:text-properties officeooo:rsid="0033b636" style:language-asian="tr" style:country-asian="TR" style:font-name-complex="Times New Roman"/>
    </style:style>
    <style:style style:name="T118" style:family="text">
      <style:text-properties officeooo:rsid="003aa60a" style:language-asian="tr" style:country-asian="TR" style:font-name-complex="Times New Roman"/>
    </style:style>
    <style:style style:name="T119" style:family="text">
      <style:text-properties officeooo:rsid="0013e64a" style:language-asian="tr" style:country-asian="TR" style:font-name-complex="Times New Roman"/>
    </style:style>
    <style:style style:name="T120" style:family="text">
      <style:text-properties officeooo:rsid="003b129e" style:language-asian="tr" style:country-asian="TR" style:font-name-complex="Times New Roman"/>
    </style:style>
    <style:style style:name="T121" style:family="text">
      <style:text-properties officeooo:rsid="0022f6e7" style:language-asian="tr" style:country-asian="TR" style:font-name-complex="Times New Roman"/>
    </style:style>
    <style:style style:name="T122" style:family="text">
      <style:text-properties officeooo:rsid="003c9814" style:language-asian="tr" style:country-asian="TR" style:font-name-complex="Times New Roman"/>
    </style:style>
    <style:style style:name="T123" style:family="text">
      <style:text-properties officeooo:rsid="003d13be" style:language-asian="tr" style:country-asian="TR" style:font-name-complex="Times New Roman"/>
    </style:style>
    <style:style style:name="T124" style:family="text">
      <style:text-properties officeooo:rsid="003d6035" style:language-asian="tr" style:country-asian="TR" style:font-name-complex="Times New Roman"/>
    </style:style>
    <style:style style:name="T125" style:family="text">
      <style:text-properties officeooo:rsid="00467d30" style:language-asian="tr" style:country-asian="TR" style:font-name-complex="Times New Roman"/>
    </style:style>
    <style:style style:name="T126" style:family="text">
      <style:text-properties officeooo:rsid="004958df" style:language-asian="tr" style:country-asian="TR" style:font-name-complex="Times New Roman"/>
    </style:style>
    <style:style style:name="T127" style:family="text">
      <style:text-properties officeooo:rsid="004e8cf1" style:language-asian="tr" style:country-asian="TR" style:font-name-complex="Times New Roman"/>
    </style:style>
    <style:style style:name="T128" style:family="text">
      <style:text-properties officeooo:rsid="00455e00" style:language-asian="tr" style:country-asian="TR" style:font-name-complex="Times New Roman"/>
    </style:style>
    <style:style style:name="T129" style:family="text">
      <style:text-properties officeooo:rsid="001c4bd1" style:language-asian="tr" style:country-asian="TR" style:font-name-complex="Times New Roman"/>
    </style:style>
    <style:style style:name="T130" style:family="text">
      <style:text-properties officeooo:rsid="0047d350" style:language-asian="tr" style:country-asian="TR" style:font-name-complex="Times New Roman"/>
    </style:style>
    <style:style style:name="T131" style:family="text">
      <style:text-properties officeooo:rsid="0016608b" style:language-asian="tr" style:country-asian="TR" style:font-name-complex="Times New Roman"/>
    </style:style>
    <style:style style:name="T132" style:family="text">
      <style:text-properties officeooo:rsid="00348da0" style:language-asian="tr" style:country-asian="TR" style:font-name-complex="Times New Roman"/>
    </style:style>
    <style:style style:name="T133" style:family="text">
      <style:text-properties officeooo:rsid="006bae34" style:language-asian="tr" style:country-asian="TR" style:font-name-complex="Times New Roman"/>
    </style:style>
    <style:style style:name="T134" style:family="text">
      <style:text-properties officeooo:rsid="008f180f" style:language-asian="tr" style:country-asian="TR" style:font-name-complex="Times New Roman"/>
    </style:style>
    <style:style style:name="T135" style:family="text">
      <style:text-properties officeooo:rsid="0097ef5f" style:language-asian="tr" style:country-asian="TR" style:font-name-complex="Times New Roman"/>
    </style:style>
    <style:style style:name="T136" style:family="text">
      <style:text-properties officeooo:rsid="002b0bb3" style:language-asian="tr" style:country-asian="TR" style:font-name-complex="Times New Roman"/>
    </style:style>
    <style:style style:name="T137" style:family="text">
      <style:text-properties officeooo:rsid="001ab6fb" style:language-asian="tr" style:country-asian="TR" style:font-name-complex="Times New Roman"/>
    </style:style>
    <style:style style:name="T138" style:family="text">
      <style:text-properties officeooo:rsid="00875977" style:language-asian="tr" style:country-asian="TR" style:font-name-complex="Times New Roman"/>
    </style:style>
    <style:style style:name="T139" style:family="text">
      <style:text-properties officeooo:rsid="00512536" style:language-asian="tr" style:country-asian="TR" style:font-name-complex="Times New Roman"/>
    </style:style>
    <style:style style:name="T140" style:family="text">
      <style:text-properties officeooo:rsid="0013588f" style:language-asian="tr" style:country-asian="TR" style:font-name-complex="Times New Roman"/>
    </style:style>
    <style:style style:name="T141" style:family="text">
      <style:text-properties officeooo:rsid="00443595" style:language-asian="tr" style:country-asian="TR" style:font-name-complex="Times New Roman"/>
    </style:style>
    <style:style style:name="T142" style:family="text">
      <style:text-properties officeooo:rsid="0014c035" style:language-asian="tr" style:country-asian="TR" style:font-name-complex="Times New Roman"/>
    </style:style>
    <style:style style:name="T143" style:family="text">
      <style:text-properties officeooo:rsid="006fa4e9" style:language-asian="tr" style:country-asian="TR" style:font-name-complex="Times New Roman"/>
    </style:style>
    <style:style style:name="T144" style:family="text">
      <style:text-properties officeooo:rsid="004a1f33" style:language-asian="tr" style:country-asian="TR" style:font-name-complex="Times New Roman"/>
    </style:style>
    <style:style style:name="T145" style:family="text">
      <style:text-properties officeooo:rsid="005e4a91" style:language-asian="tr" style:country-asian="TR" style:font-name-complex="Times New Roman"/>
    </style:style>
    <style:style style:name="T146" style:family="text">
      <style:text-properties officeooo:rsid="00a43a1d" style:language-asian="tr" style:country-asian="TR" style:font-name-complex="Times New Roman"/>
    </style:style>
    <style:style style:name="T147" style:family="text">
      <style:text-properties officeooo:rsid="00a7f9fb" style:language-asian="tr" style:country-asian="TR" style:font-name-complex="Times New Roman"/>
    </style:style>
    <style:style style:name="T148" style:family="text">
      <style:text-properties style:language-asian="tr" style:country-asian="TR" style:font-name-complex="Tahoma"/>
    </style:style>
    <style:style style:name="T149" style:family="text">
      <style:text-properties officeooo:rsid="003b129e" style:language-asian="tr" style:country-asian="TR" style:font-name-complex="Tahoma"/>
    </style:style>
    <style:style style:name="T150" style:family="text">
      <style:text-properties officeooo:rsid="004958df" style:language-asian="tr" style:country-asian="TR" style:font-name-complex="Tahoma"/>
    </style:style>
    <style:style style:name="T151" style:family="text">
      <style:text-properties officeooo:rsid="006bae34" style:language-asian="tr" style:country-asian="TR" style:font-name-complex="Tahoma"/>
    </style:style>
    <style:style style:name="T152" style:family="text">
      <style:text-properties officeooo:rsid="00374a74" style:language-asian="tr" style:country-asian="TR"/>
    </style:style>
    <style:style style:name="T153" style:family="text">
      <style:text-properties officeooo:rsid="0014a809" style:language-asian="tr" style:country-asian="TR"/>
    </style:style>
    <style:style style:name="T154" style:family="text">
      <style:text-properties officeooo:rsid="00347560"/>
    </style:style>
    <style:style style:name="T155" style:family="text">
      <style:text-properties officeooo:rsid="00348da0"/>
    </style:style>
    <style:style style:name="T156" style:family="text">
      <style:text-properties officeooo:rsid="003aa60a"/>
    </style:style>
    <style:style style:name="T157" style:family="text">
      <style:text-properties officeooo:rsid="0043c25c"/>
    </style:style>
    <style:style style:name="T158" style:family="text">
      <style:text-properties officeooo:rsid="00443595"/>
    </style:style>
    <style:style style:name="T159" style:family="text">
      <style:text-properties officeooo:rsid="0047d350"/>
    </style:style>
    <style:style style:name="T160" style:family="text">
      <style:text-properties fo:font-style="italic" style:text-underline-style="solid" style:text-underline-width="auto" style:text-underline-color="font-color" fo:font-weight="bold" style:font-style-asian="italic" style:font-weight-asian="bold"/>
    </style:style>
    <style:style style:name="T16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2"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64"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65"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66"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fo:font-style="italic" fo:font-weight="bold" style:language-asian="tr" style:country-asian="TR" style:font-style-asian="italic" style:font-weight-asian="bold" style:font-name-complex="Times New Roman"/>
    </style:style>
    <style:style style:name="T169" style:family="text">
      <style:text-properties fo:font-style="italic" fo:font-weight="bold" officeooo:rsid="0078c540" style:language-asian="tr" style:country-asian="TR" style:font-style-asian="italic" style:font-weight-asian="bold" style:font-name-complex="Times New Roman" style:font-style-complex="italic" style:font-weight-complex="bold"/>
    </style:style>
    <style:style style:name="T170" style:family="text">
      <style:text-properties fo:font-style="italic" fo:font-weight="bold" officeooo:rsid="007bfa35" style:language-asian="tr" style:country-asian="TR" style:font-style-asian="italic" style:font-weight-asian="bold" style:font-name-complex="Times New Roman" style:font-style-complex="italic" style:font-weight-complex="bold"/>
    </style:style>
    <style:style style:name="T171" style:family="text">
      <style:text-properties fo:font-style="italic" fo:font-weight="bold" officeooo:rsid="007ab96d" style:language-asian="tr" style:country-asian="TR" style:font-style-asian="italic" style:font-weight-asian="bold" style:font-name-complex="Times New Roman" style:font-style-complex="italic" style:font-weight-complex="bold"/>
    </style:style>
    <style:style style:name="T172"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73" style:family="text">
      <style:text-properties fo:font-style="italic" fo:font-weight="normal" officeooo:rsid="007bfa35" style:language-asian="tr" style:country-asian="TR" style:font-style-asian="italic" style:font-weight-asian="normal" style:font-name-complex="Times New Roman" style:font-style-complex="italic" style:font-weight-complex="normal"/>
    </style:style>
    <style:style style:name="T174" style:family="text">
      <style:text-properties fo:font-style="italic" fo:font-weight="normal" officeooo:rsid="007ab96d" style:language-asian="tr" style:country-asian="TR" style:font-style-asian="italic" style:font-weight-asian="normal" style:font-name-complex="Times New Roman" style:font-style-complex="italic" style:font-weight-complex="normal"/>
    </style:style>
    <style:style style:name="T175"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176" style:family="text">
      <style:text-properties fo:font-style="italic" fo:font-weight="normal" style:language-asian="tr" style:country-asian="TR" style:font-style-asian="italic" style:font-weight-asian="normal" style:font-name-complex="Times New Roman" style:font-weight-complex="normal"/>
    </style:style>
    <style:style style:name="T177"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78" style:family="text">
      <style:text-properties fo:font-style="italic" style:font-style-asian="italic" style:font-style-complex="italic"/>
    </style:style>
    <style:style style:name="T179" style:family="text">
      <style:text-properties fo:font-style="italic" style:language-asian="tr" style:country-asian="TR" style:font-style-asian="italic" style:font-name-complex="Times New Roman" style:font-style-complex="italic"/>
    </style:style>
    <style:style style:name="T180" style:family="text">
      <style:text-properties fo:font-style="italic" officeooo:rsid="00496a67" style:language-asian="tr" style:country-asian="TR" style:font-style-asian="italic" style:font-name-complex="Times New Roman" style:font-style-complex="italic" style:font-weight-complex="normal"/>
    </style:style>
    <style:style style:name="T181" style:family="text">
      <style:text-properties fo:font-style="italic" officeooo:rsid="002b0bb3" style:language-asian="tr" style:country-asian="TR" style:font-style-asian="italic" style:font-name-complex="Times New Roman" style:font-style-complex="italic" style:font-weight-complex="normal"/>
    </style:style>
    <style:style style:name="T182" style:family="text">
      <style:text-properties fo:font-style="italic" officeooo:rsid="003b129e" style:language-asian="tr" style:country-asian="TR" style:font-style-asian="italic" style:font-name-complex="Times New Roman" style:font-style-complex="italic"/>
    </style:style>
    <style:style style:name="T183" style:family="text">
      <style:text-properties fo:font-style="italic" officeooo:rsid="005192be" style:language-asian="tr" style:country-asian="TR" style:font-style-asian="italic" style:font-name-complex="Times New Roman" style:font-style-complex="italic"/>
    </style:style>
    <style:style style:name="T184" style:family="text">
      <style:text-properties fo:font-style="italic" officeooo:rsid="0047d350" style:language-asian="tr" style:country-asian="TR" style:font-style-asian="italic" style:font-name-complex="Times New Roman" style:font-style-complex="italic"/>
    </style:style>
    <style:style style:name="T185" style:family="text">
      <style:text-properties fo:font-style="italic" officeooo:rsid="005915ab" style:language-asian="tr" style:country-asian="TR" style:font-style-asian="italic" style:font-name-complex="Times New Roman" style:font-style-complex="italic"/>
    </style:style>
    <style:style style:name="T186" style:family="text">
      <style:text-properties fo:font-style="italic" officeooo:rsid="00a43a1d" style:language-asian="tr" style:country-asian="TR" style:font-style-asian="italic" style:font-name-complex="Times New Roman" style:font-style-complex="italic"/>
    </style:style>
    <style:style style:name="T187"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88" style:family="text">
      <style:text-properties officeooo:rsid="004c1294"/>
    </style:style>
    <style:style style:name="T189" style:family="text">
      <style:text-properties officeooo:rsid="004d17d8"/>
    </style:style>
    <style:style style:name="T190" style:family="text">
      <style:text-properties officeooo:rsid="005079a5"/>
    </style:style>
    <style:style style:name="T191" style:family="text">
      <style:text-properties officeooo:rsid="006bae34"/>
    </style:style>
    <style:style style:name="T192" style:family="text">
      <style:text-properties style:text-underline-style="solid" style:text-underline-width="auto" style:text-underline-color="font-color"/>
    </style:style>
    <style:style style:name="T193" style:family="text">
      <style:text-properties style:text-underline-style="solid" style:text-underline-width="auto" style:text-underline-color="font-color" officeooo:rsid="006bae34"/>
    </style:style>
    <style:style style:name="T194" style:family="text">
      <style:text-properties officeooo:rsid="008676e7"/>
    </style:style>
    <style:style style:name="T195" style:family="text">
      <style:text-properties fo:color="#0000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196" style:family="text">
      <style:text-properties fo:color="#0000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197" style:family="text">
      <style:text-properties officeooo:rsid="0097ef5f"/>
    </style:style>
    <style:style style:name="T198" style:family="text">
      <style:text-properties officeooo:rsid="00a09823"/>
    </style:style>
    <style:style style:name="T199" style:family="text">
      <style:text-properties officeooo:rsid="00a43a1d"/>
    </style:style>
    <style:style style:name="T200" style:family="text">
      <style:text-properties style:font-name="Abyssinica SIL" style:language-asian="tr" style:country-asian="TR" style:font-name-complex="Times New Roman"/>
    </style:style>
    <style:style style:name="T201" style:family="text">
      <style:text-properties style:font-name="Abyssinica SIL" officeooo:rsid="0013e64a" style:language-asian="tr" style:country-asian="TR" style:font-name-complex="Times New Roman"/>
    </style:style>
    <style:style style:name="T202" style:family="text">
      <style:text-properties style:font-name="Abyssinica SIL" officeooo:rsid="003c3a02" style:language-asian="tr" style:country-asian="TR" style:font-name-complex="Times New Roman"/>
    </style:style>
    <style:style style:name="T203" style:family="text">
      <style:text-properties style:font-name="Abyssinica SIL" officeooo:rsid="004958df" style:language-asian="tr" style:country-asian="TR" style:font-name-complex="Times New Roman"/>
    </style:style>
    <style:style style:name="T204" style:family="text">
      <style:text-properties officeooo:rsid="0078c540"/>
    </style:style>
    <style:style style:name="T205" style:family="text">
      <style:text-properties officeooo:rsid="00b0e99e"/>
    </style:style>
    <style:style style:name="T206" style:family="text">
      <style:text-properties officeooo:rsid="00b1d6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BELİRLİ SÜRELİ KİRA SÖZLEŞMESİ</text:p>
      <text:p text:style-name="P34"><text:span text:style-name="T26">MADDE </text:span><text:span text:style-name="T27">1<text:tab/></text:span><text:span text:style-name="T77">Tanım</text:span><text:span text:style-name="T79">lar</text:span><text:span text:style-name="T77">: </text:span><text:span text:style-name="T78">İ</text:span><text:span text:style-name="T79">şbu sözleşmede adı geçen; </text:span><text:span text:style-name="T61">Kiraya veren</text:span><text:span text:style-name="T78">; </text:span><text:span text:style-name="T81">mecurun</text:span><text:span text:style-name="T78"> sahibi</text:span><text:span text:style-name="T79">ni</text:span><text:span text:style-name="T78"> ve/veya vekili</text:span><text:span text:style-name="T79">ni</text:span><text:span text:style-name="T78">, </text:span><text:span text:style-name="T61">Kiracı;</text:span><text:span text:style-name="T87"> </text:span><text:span text:style-name="T90">mecuru</text:span><text:span text:style-name="T87"> kiralama hak</text:span><text:span text:style-name="T89">k</text:span><text:span text:style-name="T87">ını belirli bir ücret karşılığında </text:span><text:span text:style-name="T90">belirli bir süre</text:span><text:span text:style-name="T87"> kabul <text:s/>eden gerçek veya tüzel kişi</text:span><text:span text:style-name="T88">yi</text:span><text:span text:style-name="T79"> ifade eder. </text:span><text:span text:style-name="T3">İşbu k</text:span>ira sözleşme<text:span text:style-name="T198">yle</text:span>, kiraya veren , <text:span text:style-name="T21">bu sözleşmede özellikleri belirtilen mecurun</text:span> kullanı<text:span text:style-name="T158">mını,</text:span> <text:span text:style-name="T157">belli bir süre için, belirlenen fiyatla</text:span> kiracıya bırak<text:span text:style-name="T198">ır</text:span>.</text:p>
      <text:p text:style-name="P64"><text:span text:style-name="T103">M</text:span><text:span text:style-name="T101">ADDE </text:span><text:span text:style-name="T102">2<text:tab/></text:span><text:span text:style-name="T104">Kira süresi:</text:span><text:span text:style-name="T105"> </text:span><text:span text:style-name="T106">İşbu s</text:span><text:span text:style-name="T107">özleşme, belirli süre</text:span><text:span text:style-name="T109">lidir</text:span><text:span text:style-name="T108"> ve <text:s/>k</text:span><text:span text:style-name="T107">ararlaştırılan sürenin </text:span><text:span text:style-name="T111">sonunda</text:span><text:span text:style-name="T107"> herhangi bir bildirim olmaksızın, </text:span><text:span text:style-name="T110"><text:s/>sözleşmeden doğan haklar saklı kalmak şartıyla,</text:span><text:span text:style-name="T107"> sona ere</text:span><text:span text:style-name="T108">r. </text:span></text:p>
      <text:p text:style-name="P35"><text:span text:style-name="T32">M</text:span><text:span text:style-name="T26">ADDE 3 <text:tab/></text:span><text:span text:style-name="T70">Vergi ve benzeri yükümlülüklere katlanma borcu : </text:span>Kiralanana <text:span text:style-name="T188">ait, kültür, arsa, bina vergileri kiraya veren ;</text:span> <text:span text:style-name="T190">kira stopaj </text:span>vergi<text:span text:style-name="T60">si, çevre temizlik vergisi </text:span>ve benzeri yükümlülükler <text:span text:style-name="T21">kiracı tarafından ödenecektir. </text:span><text:span text:style-name="T114">Kiracı elektrik, su, </text:span><text:span text:style-name="T116">aidat</text:span><text:span text:style-name="T114"> vb. abone gerektiren işlemlerde, kira başlangıcında abonelikleri üzerine alacaktır ve kira müddeti boyunca bu </text:span><text:span text:style-name="T117">aboneliklere ait</text:span><text:span text:style-name="T114"> giderler kiracıya aittir.</text:span></text:p>
      <text:p text:style-name="P34"><text:span text:style-name="T26">MADDE </text:span><text:span text:style-name="T27">4 <text:tab/></text:span><text:span text:style-name="T71">Yan giderlere katlanma borcu</text:span><text:span text:style-name="T26"> : </text:span>Kira<text:span text:style-name="T21">cı</text:span>, kiralananın kullanımıyla ilgili olmak üzere, kendisi veya üçüncü kişi tarafından yapılan yan giderlere katlanmakla yükümlüdür.</text:p>
      <text:p text:style-name="P36"><text:span text:style-name="T26">MADDE </text:span><text:span text:style-name="T27">5<text:tab/></text:span><text:span text:style-name="T71">Kiralananın teslim anında </text:span><text:span text:style-name="T74">ve </text:span><text:span text:style-name="T71">sonra</text:span><text:span text:style-name="T74">sı</text:span><text:span text:style-name="T71"> ayıplı hâle gelmesinden sorumluluk</text:span><text:span text:style-name="T26"> <text:tab/></text:span></text:p>
      <text:list xml:id="list3014380862" text:style-name="WWNum3">
        <text:list-header>
          <text:p text:style-name="P70"><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21">Kiracının, mecurun teslimi sonrası, kendi ihtiyaçları doğrultusunda ortaya çıkabilecek ve eksik olarak tanımlayacağı şeylerin sorumluluğu kiracıya aittir. </text:span></text:p>
        </text:list-header>
      </text:list>
      <text:p text:style-name="P34"><text:span text:style-name="T26">MADDE </text:span><text:span text:style-name="T31">6</text:span><text:span text:style-name="T27"><text:tab/></text:span><text:span text:style-name="T71">Kira bedelinin indirilmesi</text:span><text:span text:style-name="T26"> : </text:span>Kiracı, <text:span text:style-name="T22">kira süresi boyunca ve sonrasında, sözleşmede belirlenen kira bedelinde, mucbir sebepler dahil, herhangi bir sebeple </text:span>indirim yapılmasını isteye<text:span text:style-name="T22">mez</text:span>. <text:span text:style-name="T205">İşbu sözleşme pandemi koşulları göz önünde bulundurularak imzalanmıştır.</text:span></text:p>
      <text:p text:style-name="P34"><text:span text:style-name="T26">MADDE </text:span><text:span text:style-name="T33">7</text:span><text:span text:style-name="T27"><text:tab/></text:span><text:span text:style-name="T71">Kira bedelini ödeme borcu,</text:span><text:span text:style-name="T26"> </text:span><text:span text:style-name="T30">ifa zamanı, kiracının temerrüdü</text:span><text:span text:style-name="T26"><text:tab/><text:tab/></text:span></text:p>
      <text:list xml:id="list143418677550852" text:continue-numbering="true" text:style-name="WWNum3">
        <text:list-header>
          <text:p text:style-name="P71"><text:span text:style-name="T136">Kira bedeli nettir. <text:s/></text:span><text:span text:style-name="T113">Sözleşme</text:span><text:span text:style-name="T136">de</text:span><text:span text:style-name="T113"> </text:span><text:span text:style-name="T136">belirtilen kira bedeli</text:span><text:span text:style-name="T113">, vergiler düşüldükten sonra </text:span><text:span text:style-name="T136">kiralayana </text:span><text:span text:style-name="T113">ödene</text:span><text:span text:style-name="T136">cek</text:span><text:span text:style-name="T113"> </text:span><text:span text:style-name="T117">net </text:span><text:span text:style-name="T113">miktardır. </text:span><text:span text:style-name="T136">Kira stopaj vergisi kiracı tarafından, </text:span><text:span text:style-name="T117">kiraya veren adına </text:span><text:span text:style-name="T136">ödenecektir. Her türlü resim vergi ve harçlar, ÇTV, stopaj vergisi ve kira süresi içerisinde ortaya çıkabilecek her türlü resmi ödemeler, vergi ve harçlar kiracı tarafından ödenecektir.</text:span><text:span text:style-name="T113"> Kiracı, kira bedelini </text:span><text:span text:style-name="T137">( kira bedeli aylık ödemeli yapılacaksa her ayın </text:span><text:span text:style-name="T138">1</text:span><text:span text:style-name="T139">. günü</text:span><text:span text:style-name="T137"> peşin </text:span><text:span text:style-name="T138">olarak</text:span><text:span text:style-name="T137"> )</text:span><text:span text:style-name="T113"> ve yan giderleri,</text:span><text:span text:style-name="T137"> </text:span><text:span text:style-name="T138">peşin </text:span><text:span text:style-name="T113">ödemekle yükümlüdür. </text:span><text:span text:style-name="T124">Ki</text:span><text:span text:style-name="T137">ra ödemeleri kiraya verene ait banka hesabına yatırılacaktır. </text:span><text:span text:style-name="T113">İşbu sö</text:span><text:span text:style-name="T140">z</text:span><text:span text:style-name="T113">leşme</text:span><text:span text:style-name="T120">de belirlenen</text:span><text:span text:style-name="T113"> kira bedeli</text:span><text:span text:style-name="T120">nin ödeme vadesi </text:span><text:span text:style-name="T123">sözleşme düzenleme </text:span><text:span text:style-name="T120">tarihidir.</text:span><text:span text:style-name="T113"> Ödeme çek veya senet ile taahhüt edilmiş ise ödemenin zamanında <text:s/>ödenmemesi durumunda, </text:span><text:span text:style-name="T195">müteakip bonolarda muacceliyet kesbedece</text:span><text:span text:style-name="T196">k</text:span><text:span text:style-name="T195">,</text:span><text:span text:style-name="T113"> </text:span><text:span text:style-name="T123">çek veya senedin ödeme vadesi, sözleşme düzenleme tarihi olarak kabul edilecektir </text:span><text:span text:style-name="T141">ve</text:span><text:span text:style-name="T123"> </text:span><text:span text:style-name="T113"><text:s/></text:span><text:span text:style-name="T141">k</text:span><text:span text:style-name="T123">iracı </text:span><text:span text:style-name="T141">geçmiş ve </text:span><text:span text:style-name="T123">o</text:span><text:span text:style-name="T113">turduğu süreye ait kira borcunu, </text:span><text:span text:style-name="T120">geçen her gün için, yıllık kira bedelinin yüzde </text:span><text:span text:style-name="T123">biri</text:span><text:span text:style-name="T120"> oranında </text:span><text:span text:style-name="T123">(%1)</text:span><text:span text:style-name="T120"> </text:span><text:span text:style-name="T122">günlük </text:span><text:span text:style-name="T120">ceza bedeli </text:span><text:span text:style-name="T123">ile birlikte</text:span><text:span text:style-name="T120"> ödemeyi</text:span><text:span text:style-name="T113"> peşinen kabul ve taahhüt eder.</text:span></text:p>
        </text:list-header>
      </text:list>
      <text:p text:style-name="P34"><text:span text:style-name="T26">MADDE </text:span><text:span text:style-name="T34">8</text:span><text:span text:style-name="T28"><text:tab/></text:span><text:span text:style-name="T72">Temizlik ve bakım giderlerini ödeme borcu</text:span> : Kiracı, kiralananın olağan kullanımı için gerekli temizlik, bakım <text:span text:style-name="T205">vb.</text:span> giderleri ödemekle yükümlüdür.</text:p>
      <text:p text:style-name="P34"><text:span text:style-name="T26">MADDE </text:span><text:span text:style-name="T34">9</text:span><text:span text:style-name="T28"><text:tab/></text:span><text:span text:style-name="T31">K</text:span><text:span text:style-name="T72">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7">önce kiracıya bildirmek ve bunların </text:span>yapıldığı sırada kiracının yararlarını göz önünde tutmak zorundadır. </text:p>
      <text:p text:style-name="P44"><text:span text:style-name="T26">MADD</text:span><text:span text:style-name="T36">E 10 </text:span><text:span text:style-name="T62">Kira</text:span><text:span text:style-name="T72">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44">Kiracı, <text:span text:style-name="T189">mecurda bir değişiklik yapmak isterse bu ek bir sözleşme ile belirlenmelidir.</text:span> Kiracı, kiraya verenin rızasıyla yaptığı yenilik ve değişiklikler sebebiyle kiralananda ortaya çıka<text:span text:style-name="T189">bilecek</text:span> </text:p>
      <text:p text:style-name="P69"><text:span text:style-name="T16"/></text:p>
      <text:p text:style-name="P69"><text:span text:style-name="T16">KİRAYA VEREN<text:tab/>KİRACI<text:tab/>ŞAHİT-KEFİL</text:span></text:p>
      <text:p text:style-name="P61"><text:tab/><text:tab/><text:tab/><text:tab/><text:tab/><text:tab/><text:span text:style-name="T199">Adem Kesici<text:tab/><text:tab/><text:tab/><text:tab/> <text:tab/><text:tab/><text:tab/><text:tab/><text:tab/><text:tab/><text:tab/><text:tab/>530 6804 5056</text:span></text:p>
      <text:p text:style-name="P44"><text:soft-page-break/><text:span text:style-name="T113">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8">Aksi bir sözleşme ile kararlaştır</text:span><text:span text:style-name="T134">ı</text:span><text:span text:style-name="T118">lmamışsa, </text:span><text:span text:style-name="T115">Kiracı, kira bitiminde yaptığı bu tip imalatları sökemez, çıkaramaz, kıramaz. Kiracı bu tip imalatları sağlam olarak kiraya verene teslim etmekle yükümlüdür. </text:span></text:p>
      <text:p text:style-name="P34"><text:span text:style-name="T36">MADDE 11</text:span><text:span text:style-name="T28"><text:tab/></text:span><text:span text:style-name="T72">Alt kira ve kullanım hakkının devri, </text:span><text:span text:style-name="T62">Kira ilişkisinin devri</text:span><text:span text:style-name="T26"> : </text:span>Kiracı, kiraya verenin yazılı rızası olmadıkça, kiralananı başkasına kiralayamayacağı gibi, kullanım hakkını da, kira ilişkisini <text:span text:style-name="T158">de</text:span> başkasına devredemez. </text:p>
      <text:p text:style-name="P34"><text:span text:style-name="T26">MADDE </text:span><text:span text:style-name="T28">1</text:span><text:span text:style-name="T35">2</text:span><text:span text:style-name="T28"><text:tab/></text:span><text:span text:style-name="T72">Kiralananın kullanılmaması</text:span><text:span text:style-name="T26"> :</text:span><text:span text:style-name="T2"> </text:span><text:span text:style-name="T8">Normal veya mucbir bir sebeple, m</text:span><text:span text:style-name="T6">ecur</text:span> kullanılmasa veya sınırlı olarak kullanılsa bile kiracı, kira bedelini ödemekle yükümlüdür. <text:span text:style-name="T197">İşbu sözleşme pandemi koşulları göz önünde bulundurularak düzenlenmiştir.</text:span></text:p>
      <text:p text:style-name="P34"><text:span text:style-name="T26">MADDE </text:span><text:span text:style-name="T31">1</text:span><text:span text:style-name="T35">3</text:span><text:span text:style-name="T28"><text:tab/></text:span><text:span text:style-name="T72">Kiralananın sözleşmenin bitiminden önce geri verilmesi</text:span><text:span text:style-name="T26"> <text:s/>: </text:span>Kiracı, sözleşme süresine veya fesih dönemine uymaksızın kiralananı geri verdiği takdirde, kira sözleşmesinden doğan borçları, <text:span text:style-name="T23">sözleşme bitim süresine kadar olan dönem boyunca devam eder. Bu gibi durumlarda kiracı, kiralananı başkasına devredemez. Kiraya veren, k</text:span>iralananın <text:span text:style-name="T154">güncel</text:span> koşullarla kiraya verilebileceği <text:span text:style-name="T23">yeni bir kiracı bulması </text:span>h<text:span text:style-name="T197">a</text:span>linde, kiracının kira sözleşmesinden doğan borçları sona erer. <text:s/><text:span text:style-name="T197">Kiracı sözleşmede belirtilen şartlarda, kiralananı kullanmasa bile, kira borcunu ödemekle yükümlüdür.</text:span></text:p>
      <text:p text:style-name="P37"><text:span text:style-name="T26">MADDE </text:span><text:span text:style-name="T31">1</text:span><text:span text:style-name="T35">4</text:span><text:span text:style-name="T28"><text:tab/></text:span><text:span text:style-name="T70">Sözleşmenin sona ermesi</text:span><text:span text:style-name="T2"> : </text:span><text:span text:style-name="T4">İşbu sözleşme, belirli süreli bir sözleşmedir. K</text:span>ira sözleşmesi bu sürenin sonunda kendiliğinden sona erer. <text:span text:style-name="T189">Kiracı kiralananı sözleşme bitim tarihinde boşaltmakla yükümlüdür.</text:span><text:span text:style-name="T86"> </text:span><text:span text:style-name="T97">K</text:span><text:span text:style-name="T94">iracı, </text:span><text:span text:style-name="T97">mecuru boşaltmadığı takdirde, </text:span><text:span text:style-name="T94"><text:s/></text:span><text:span text:style-name="T93">geçmiş ve </text:span><text:span text:style-name="T94">o</text:span><text:span text:style-name="T91">turduğu süreye ait kira borcunu, </text:span><text:span text:style-name="T95">geçen her gün için, yıllık kira bedelinin yüzde </text:span><text:span text:style-name="T94">biri</text:span><text:span text:style-name="T95"> oranında </text:span><text:span text:style-name="T94">(%1)</text:span><text:span text:style-name="T95"> </text:span><text:span text:style-name="T96">günlük </text:span><text:span text:style-name="T95">ceza bedeli </text:span><text:span text:style-name="T94">ile birlikte</text:span><text:span text:style-name="T95"> ödemeyi</text:span><text:span text:style-name="T91"> peşinen kabul ve taahhüt eder.</text:span></text:p>
      <text:p text:style-name="P34"><text:span text:style-name="T26">MADDE </text:span><text:span text:style-name="T31">1</text:span><text:span text:style-name="T35">5</text:span><text:span text:style-name="T26"><text:tab/></text:span><text:span text:style-name="T70">Kiracının iflası </text:span><text:span text:style-name="T75">ve ölümü : </text:span>Kiracı, kiralananın tesliminden sonra iflas eder <text:span text:style-name="T189">veya</text:span> <text:s/>öl<text:span text:style-name="T189">ürse, ö</text:span>len kiracının <text:span text:style-name="T59">mirasçıları ve </text:span>ortakları veya bu ortakların aynı meslek ve sanatı yürüten mirasçıları <text:span text:style-name="T24"><text:s/>kiranın devam etmesine yönelik istekleri, bu sözleşmeye bağlı olarak geçersizdir. </text:span><text:span text:style-name="T80">Kiracının ölümü ile bu sözleşmedeki </text:span><text:span text:style-name="T77">“Kiralananın sözleşmenin bitiminden önce geri verilmesi” </text:span><text:span text:style-name="T80">maddesinde belirtilen şartlar uygulanır. </text:span><text:span text:style-name="T24">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38"><text:span text:style-name="T26">MADDE </text:span><text:span text:style-name="T31">1</text:span><text:span text:style-name="T35">6</text:span><text:span text:style-name="T29"><text:tab/></text:span><text:span text:style-name="T73">Kiralananın geri verilmesi</text:span><text:span text:style-name="T26"> <text:tab/>:</text:span><text:span text:style-name="T2"> “</text:span><text:span text:style-name="T82">Kiralananda yenilik ve değişiklik yapılması“ </text:span><text:span text:style-name="T83">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4">de</text:span>, sözleşmeye aykırı kullanmadan doğacak zararları giderme<text:span text:style-name="T25">kle yükümlüdür.</text:span> </text:p>
      <text:p text:style-name="P34"><text:span text:style-name="T26">MADDE </text:span><text:span text:style-name="T31">1</text:span><text:span text:style-name="T35">7</text:span><text:span text:style-name="T29"><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39"><text:span text:style-name="T26"/></text:p>
      <text:p text:style-name="P66">KİRAYA VEREN<text:tab/>KİRACI<text:tab/>ŞAHİT-KEFİL</text:p>
      <text:p text:style-name="P62"><text:span text:style-name="T26"><text:tab/><text:tab/><text:tab/><text:tab/><text:tab/><text:tab/>Adem Kesici<text:tab/><text:tab/><text:tab/><text:tab/> <text:tab/><text:tab/><text:tab/><text:tab/><text:tab/><text:tab/><text:tab/><text:tab/>530 6804 5056</text:span></text:p>
      <text:p text:style-name="P39"><text:span text:style-name="T26"/></text:p>
      <text:p text:style-name="P39"><text:soft-page-break/><text:span text:style-name="T26">MADDE </text:span><text:span text:style-name="T35">18</text:span><text:span text:style-name="T29"><text:tab/></text:span><text:span text:style-name="T73">Kullanma giderleri</text:span><text:span text:style-name="T26"> : </text:span>Kiracı, ısıtma, aydınlatma ve su gibi kullanma giderlerine katlan<text:span text:style-name="T206">ır ve</text:span> bu giderleri ispat edici belgelerin birer örneğini, istem üzerine diğer tarafa vermek zorundadır. </text:p>
      <text:p text:style-name="P45"><text:span text:style-name="T26">MADDE </text:span><text:span text:style-name="T31">1</text:span><text:span text:style-name="T35">9</text:span><text:span text:style-name="T29"><text:tab/></text:span><text:span text:style-name="T73">Kiracının güvence vermesi</text:span><text:span text:style-name="T26"> <text:tab/>: </text:span><text:span text:style-name="T5">K</text:span>iracı<text:span text:style-name="T58">nın yıllık kira </text:span><text:span text:style-name="T5">bedelinin %25 ‘i</text:span> <text:span text:style-name="T206">oranında </text:span>güvence verme borcu <text:span text:style-name="T58">vardır. </text:span></text:p>
      <text:p text:style-name="P40"><text:span text:style-name="T26">MADDE </text:span><text:span text:style-name="T31">2</text:span><text:span text:style-name="T35">0</text:span><text:span text:style-name="T29"> <text:tab/></text:span><text:span text:style-name="T73">Kira </text:span><text:span text:style-name="T76">Yıllık Artış Oranı</text:span><text:span text:style-name="T26"> </text:span><text:span text:style-name="T29">ve </text:span><text:span text:style-name="T73">Belirlenmesi<text:tab/>: </text:span><text:span text:style-name="T58">Bir yıldan uzun süreyle yapılan sözleşmelerde </text:span>uygulanacak <text:span text:style-name="T159">yıllık kira artış oranı</text:span>, <text:span text:style-name="T154">yıllık tüketici </text:span>fiyat endeksin<text:span text:style-name="T154">in (TÜFE)</text:span> oniki aylık ortalama<text:span text:style-name="T156">sı </text:span>oranını<text:span text:style-name="T58">n %10 ‘un altında olması durumunda; %10, değişim oranının %10 ‘un üstünde olması durumunda ise, değişim oranının altında olmamak</text:span> koşuluyla <text:span text:style-name="T112">yapılacaktır.</text:span>. </text:p>
      <text:p text:style-name="P41"><text:span text:style-name="T40">MADDE </text:span><text:span text:style-name="T41">2</text:span><text:span text:style-name="T42">1</text:span><text:span text:style-name="T41"> <text:tab/></text:span><text:span text:style-name="T43">Sözleşmenin feshi : </text:span><text:span text:style-name="T113">İşbu sözleşmenin herhangi bir maddesinin ihlali ile </text:span><text:span text:style-name="T127">veya süre bitiminde</text:span><text:span text:style-name="T113">, </text:span><text:span text:style-name="T124">kiraya verenin hakları saklı kalmak şartıyla</text:span><text:span text:style-name="T113"> sözleşme fesh edilir ve kiracı mecuru hiçbir ihtara gerek kalmadan boşaltma</text:span><text:span text:style-name="T128">yı kabul ve taahhüt etmiştir.</text:span><text:span text:style-name="T113">. </text:span></text:p>
      <text:list xml:id="list143417994205917" text:continue-numbering="true" text:style-name="WWNum3">
        <text:list-header>
          <text:p text:style-name="P72"><text:span text:style-name="T40">MADDE </text:span><text:span text:style-name="T41">2</text:span><text:span text:style-name="T42">2</text:span><text:span text:style-name="T43"><text:tab/>Kefil ve şahit : </text:span><text:span text:style-name="T113">Kefil </text:span><text:span text:style-name="T128">ve şahit</text:span><text:span text:style-name="T113">, bu sözleşmeye attığı imza ile, sözleşme şartlarına uyulmaması </text:span><text:span text:style-name="T123">ve/veya bu sözleşmeyle bağlantılı tahliye taahhütnamesi vb. belgeler</text:span><text:span text:style-name="T113"> ile ortaya çıkabilecek her türlü maddi ve manevi zararların karşılanması hususunda, müteselsilen sorumlu olduğunu kabul ve beyan etmiştir. Kefil </text:span><text:span text:style-name="T129">ve Şahit</text:span><text:span text:style-name="T113">, sözleşmeyi imzalayan kişinin, </text:span><text:span text:style-name="T134">s</text:span><text:span text:style-name="T113">özleşmede adı geçen kişi olduğuna şahitlik ettiğini kabul ve beyan e</text:span><text:span text:style-name="T147">tmiştir.</text:span><text:span text:style-name="T113"> </text:span></text:p>
          <text:p text:style-name="P73"><text:span text:style-name="T42">MADDE 23<text:tab/>Yetkili mercii ve tebligat :</text:span><text:span text:style-name="T13"> İşbu </text:span><text:span text:style-name="T128"><text:s/>sözleşmede belirtilen adresler tarafların tebligat adresleri olarak da belirlenmiş olup her türlü tebligatın bu adreslere yapılabileceği taraflarca kabul edilmişti</text:span><text:span text:style-name="T130">r.</text:span><text:span text:style-name="T128"> Taraflar, anlaşmazlık vuku</text:span><text:span text:style-name="T130">unda</text:span><text:span text:style-name="T128">, T.C. Tokat Mahkeme ve İcra Dairelerinin selahiyetini </text:span><text:span text:style-name="T127">şimdiden </text:span><text:span text:style-name="T128">kabul ve beyan etmiştir. </text:span></text:p>
          <text:list>
            <text:list-item>
              <text:list>
                <text:list-item>
                  <text:list>
                    <text:list-item>
                      <text:list>
                        <text:list-item>
                          <text:list>
                            <text:list-item>
                              <text:list>
                                <text:list-header>
                                  <text:p text:style-name="P73"><text:span text:style-name="T113"/></text:p>
                                  <text:list>
                                    <text:list-header>
                                      <text:p text:style-name="P73"><text:span text:style-name="T113">İşbu akit, </text:span><text:span text:style-name="T130">3</text:span><text:span text:style-name="T131"> sayfa,</text:span><text:span text:style-name="T132"> 2</text:span><text:span text:style-name="T128">3</text:span><text:span text:style-name="T132"> madde </text:span><text:span text:style-name="T128">ve kiraya veren, kiracı, kiralanan ve kira hakkında detaylardan</text:span><text:span text:style-name="T132"> </text:span><text:span text:style-name="T131">oluşur ve </text:span><text:span text:style-name="T130">1</text:span><text:span text:style-name="T113"> nüsha halinde tanzim edilmiş olup, taraflarca </text:span><text:span text:style-name="T128">okunarak, </text:span><text:span text:style-name="T113">kabul edilmiş ve imzalanmıştır.</text:span></text:p>
                                    </text:list-header>
                                  </text:list>
                                </text:list-header>
                              </text:list>
                            </text:list-item>
                          </text:list>
                        </text:list-item>
                      </text:list>
                    </text:list-item>
                  </text:list>
                </text:list-item>
              </text:list>
            </text:list-item>
          </text:list>
        </text:list-header>
      </text:list>
      <text:p text:style-name="P68"/>
      <text:p text:style-name="P53"><text:span text:style-name="T166">Sözleşmenin<text:tab/>:</text:span><text:span text:style-name="T187"> </text:span><text:span text:style-name="T182">Düzenleme Tarihi</text:span><text:span text:style-name="T183"><text:tab/></text:span><text:span text:style-name="T120">: </text:span><text:span text:style-name="T44"><text:s/></text:span><text:span text:style-name="T52">2</text:span><text:span text:style-name="T53">9</text:span><text:span text:style-name="T45"> </text:span><text:span text:style-name="T53">Mayıs</text:span><text:span text:style-name="T46"> </text:span><text:span text:style-name="T44">20</text:span><text:span text:style-name="T47">2</text:span><text:span text:style-name="T45">1</text:span><text:span text:style-name="T44"> <text:s/></text:span><text:span text:style-name="T84"><text:s/><text:tab/></text:span><text:span text:style-name="T85">Düzenleme No: </text:span><text:span text:style-name="T63">20</text:span><text:span text:style-name="T64">2</text:span><text:span text:style-name="T65">1</text:span><text:span text:style-name="T66">0</text:span><text:span text:style-name="T69">5</text:span><text:span text:style-name="T68">2</text:span><text:span text:style-name="T69">9</text:span><text:span text:style-name="T67">-00</text:span><text:span text:style-name="T69">7</text:span></text:p>
      <text:p text:style-name="P53"><text:span text:style-name="T163">Kiraya Veren<text:tab/>: </text:span><text:span text:style-name="T179">Adı Soyadı</text:span><text:span text:style-name="T113"><text:tab/>: </text:span><text:span text:style-name="T135"><text:tab/><text:tab/></text:span><text:span text:style-name="T113"><text:tab/><text:tab/></text:span><text:span text:style-name="T172">TC Kimlik No</text:span><text:span text:style-name="T9"><text:tab/>: </text:span></text:p>
      <text:p text:style-name="P57"/>
      <text:p text:style-name="P57">Kiracı<text:tab/></text:p>
      <text:p text:style-name="P54"><text:span text:style-name="T179">Adı Soyadı</text:span><text:span text:style-name="T113"><text:tab/>: </text:span><text:span text:style-name="T15">Adem Kesici<text:tab/><text:tab/><text:tab/><text:tab/> <text:tab/><text:tab/><text:tab/><text:tab/><text:tab/><text:tab/></text:span></text:p>
      <text:p text:style-name="P54"><text:span text:style-name="T179">TC Kimlik No</text:span><text:span text:style-name="T113"><text:tab/>: </text:span><text:span text:style-name="T15">530 6804 5056</text:span></text:p>
      <text:p text:style-name="P55"><text:span text:style-name="T184">Tebligat </text:span><text:span text:style-name="T179">Adres</text:span><text:span text:style-name="T113"><text:tab/>: </text:span><text:span text:style-name="T146">Kuyumcular Çarşısı No:25 TOKAT</text:span></text:p>
      <text:p text:style-name="P49"><text:span text:style-name="T178">Telefon No</text:span><text:tab/>: <text:span text:style-name="T199">537 70298 85</text:span></text:p>
      <text:p text:style-name="P58"/>
      <text:p text:style-name="P50"><text:span text:style-name="T161">Kiralana</text:span><text:span text:style-name="T162">nın</text:span><text:span text:style-name="T167"><text:tab/></text:span></text:p>
      <text:p text:style-name="P55"><text:span text:style-name="T179">Cinsi<text:tab/></text:span><text:span text:style-name="T113"><text:tab/><text:tab/>: </text:span><text:span text:style-name="T54">Arsa</text:span><text:span text:style-name="T48"><text:tab/></text:span><text:span text:style-name="T40"><text:tab/></text:span><text:span text:style-name="T185">Kullanım Amacı</text:span><text:span text:style-name="T113"><text:tab/>:</text:span><text:span text:style-name="T142"> </text:span><text:span text:style-name="T51">Oto </text:span><text:span text:style-name="T54">Park</text:span></text:p>
      <text:p text:style-name="P54"><text:span text:style-name="T179">Adresi<text:tab/></text:span><text:span text:style-name="T113"><text:tab/><text:tab/>: </text:span><text:span text:style-name="T51">Ali Paşa Hamam Sokak No : </text:span><text:span text:style-name="T53">14</text:span><text:span text:style-name="T51"> TOKAT</text:span></text:p>
      <text:p text:style-name="P56"><text:span text:style-name="T176">Tapu-</text:span><text:span text:style-name="T177">Abone Bi</text:span><text:span text:style-name="T176">lgileri</text:span><text:span text:style-name="T168"><text:tab/></text:span><text:span text:style-name="T113">: </text:span><text:span text:style-name="T143">Pafta: <text:s/></text:span><text:span text:style-name="T53">4</text:span><text:span text:style-name="T143"><text:tab/></text:span><text:span text:style-name="T130">A</text:span><text:span text:style-name="T113">da<text:tab/>:</text:span><text:span text:style-name="T144"> </text:span><text:span text:style-name="T53">385</text:span><text:span text:style-name="T146"><text:tab/>P</text:span><text:span text:style-name="T145">arsel<text:tab/>: </text:span><text:span text:style-name="T53">22</text:span><text:span text:style-name="T14"><text:tab/>Elektrik : <text:s text:c="13"/>Su : </text:span></text:p>
      <text:p text:style-name="P48"><text:span text:style-name="T160">Kiranın </text:span><text:tab/></text:p>
      <text:p text:style-name="P52"><text:span text:style-name="T179">Başlangıç tarihi</text:span><text:span text:style-name="T113"><text:tab/>: </text:span><text:span text:style-name="T50">3</text:span><text:span text:style-name="T49">0</text:span><text:span text:style-name="T55"> </text:span><text:span text:style-name="T49">Haziran</text:span><text:span text:style-name="T55"> 20</text:span><text:span text:style-name="T56">21</text:span><text:span text:style-name="T143"><text:tab/></text:span><text:span text:style-name="T113"><text:tab/></text:span></text:p>
      <text:p text:style-name="P48"><text:span text:style-name="T178">Bitiş tarihi</text:span><text:tab/><text:tab/>: <text:span text:style-name="T37">29</text:span><text:span text:style-name="T38"> </text:span><text:span text:style-name="T37">Haziran</text:span><text:span text:style-name="T38"> 202</text:span><text:span text:style-name="T39">2</text:span><text:span text:style-name="T26"><text:tab/></text:span></text:p>
      <text:p text:style-name="P48"><text:span text:style-name="T178">Süresi <text:tab/></text:span><text:tab/><text:tab/>: <text:span text:style-name="T204">Bir Yıl</text:span></text:p>
      <text:p text:style-name="P52"><text:span text:style-name="T175">Bedeli<text:tab/><text:tab/><text:tab/>: </text:span><text:span text:style-name="T173">34.,092,00</text:span><text:span text:style-name="T174"> </text:span><text:span text:style-name="T175">TL (</text:span><text:span text:style-name="T169">Otuz </text:span><text:span text:style-name="T170">Dört Bin</text:span><text:span text:style-name="T171"> </text:span><text:span text:style-name="T170">Doksan İki</text:span><text:span text:style-name="T169"> TL</text:span><text:span text:style-name="T175">) + STOPAJ VERGİSİ</text:span></text:p>
      <text:p text:style-name="P52"><text:span text:style-name="T175"/></text:p>
      <text:p text:style-name="P42"><text:span text:style-name="T164">Ödeme</text:span><text:span text:style-name="T165"> Ş</text:span><text:span text:style-name="T164">ekli</text:span><text:span text:style-name="T100"><text:tab/><text:tab/>:</text:span><text:span text:style-name="T91"> </text:span><text:span text:style-name="T98"><text:s/>Peşin </text:span><text:span text:style-name="T99">olarak banka hesabına yatırılacaktır.</text:span><text:span text:style-name="T98"> </text:span></text:p>
      <text:p text:style-name="P47"><text:tab/><text:tab/> </text:p>
      <text:p text:style-name="P43"><text:span text:style-name="T180">B</text:span><text:span text:style-name="T181">anka hesa</text:span><text:span text:style-name="T180">p no</text:span><text:span text:style-name="T92"><text:tab/>: </text:span></text:p>
      <text:p text:style-name="P51"/>
      <text:p text:style-name="P51">İşbu akitteki bilgilerin doğruluğunu ve sözleşmenin tüm şartlarına uyacağımı peşinen kabul ettiğimi, <text:span text:style-name="T155">akiti okuyarak, hür irademle imzaladığımı,</text:span> beyan, <text:span text:style-name="T194">kabul</text:span> ve taahhüt ederim.</text:p>
      <text:p text:style-name="P46"/>
      <text:p text:style-name="P67">KİRAYA VEREN<text:tab/>KİRACI<text:tab/>ŞAHİT-KEFİL</text:p>
      <text:p text:style-name="P60"><text:tab/><text:tab/><text:tab/><text:tab/><text:tab/><text:tab/><text:tab/><text:tab/><text:tab/></text:p>
      <text:p text:style-name="P63"/>
      <text:p text:style-name="P63"/>
      <text:p text:style-name="P63"><text:soft-page-break/></text:p>
      <text:p text:style-name="P6">TAHLİYE TAAHHÜTNAMESİ</text:p>
      <text:p text:style-name="P6"/>
      <text:p text:style-name="P10"><text:span text:style-name="T113"><text:tab/>Halen tahtı icarımda bulunan, kiraya vereni ve özellikleri aşağıda belirtilen taşınmazı; </text:span><text:span text:style-name="T122">tahliye etmeyi taahhüt ettiğim tarih</text:span><text:span text:style-name="T125">te</text:span><text:span text:style-name="T122">, </text:span><text:span text:style-name="T125">aşağıda </text:span><text:span text:style-name="T122">tarih </text:span><text:span text:style-name="T125">ve</text:span><text:span text:style-name="T122"> sayı</text:span><text:span text:style-name="T126">sı </text:span><text:span text:style-name="T125">belirtilen </text:span><text:span text:style-name="T122">kira sözleşme</text:span><text:span text:style-name="T126">sinin</text:span><text:span text:style-name="T122"> şartlarına bağlı kalarak, </text:span><text:span text:style-name="T121"><text:s/></text:span><text:span text:style-name="T113">hiçbir kanuni merasime, ihtar ve protesto keşidesine, cevap itasına, tebliğ ve tebellüğe, </text:span><text:span text:style-name="T148">herhangi bir ihtar ve hiçbir hüküm istihsaline ve mahkemeden ilam almaya hacet kalmaksızın</text:span><text:span text:style-name="T113"> kayıtsız ve şartsız olarak boşaltmayı </text:span><text:span text:style-name="T148">kesin olarak, </text:span><text:span text:style-name="T150">hür irademle</text:span><text:span text:style-name="T148"> beyan, kabul ve taahhüt ed</text:span><text:span text:style-name="T149">iyorum</text:span><text:span text:style-name="T148">.</text:span></text:p>
      <text:p text:style-name="P13"/>
      <text:p text:style-name="P11"><text:span text:style-name="T113"><text:tab/>Gününde tahliye edemediğim </text:span><text:span text:style-name="T119">veya </text:span><text:span text:style-name="T113">etmediğim takdirde, </text:span><text:span text:style-name="T120">geçen her gün için, yıllık kira bedelinin yüzde </text:span><text:span text:style-name="T123">biri</text:span><text:span text:style-name="T120"> oranında </text:span><text:span text:style-name="T123">(%1)</text:span><text:span text:style-name="T120"> </text:span><text:span text:style-name="T122">günlük </text:span><text:span text:style-name="T120">ceza bedeli ödemeyi, </text:span><text:span text:style-name="T113">kiraya veren veya yetkili kanuni ve</text:span><text:span text:style-name="T200">kili tarafından aleyhime yapılacak, her türlü icra takibatı, mahkeme masrafları, avukatlık ücretleri ve benzeri tüm ücretlerinde tamamen şahsım tarafından karşılanacağını şimdiden <text:s/>kabul,</text:span><text:span text:style-name="T201"> beyan</text:span><text:span text:style-name="T200"> ve taahhüt ediyorum. İşbu taahhütname</text:span><text:span text:style-name="T202">yi</text:span><text:span text:style-name="T200"> </text:span><text:span text:style-name="T203">hür</text:span><text:span text:style-name="T200"> irademle </text:span><text:span text:style-name="T203">okudum ve</text:span><text:span text:style-name="T200"> imza</text:span><text:span text:style-name="T202">lıyorum</text:span><text:span text:style-name="T200">. </text:span></text:p>
      <text:p text:style-name="P17"/>
      <text:p text:style-name="P21">TAHLİYE EDİLECEK YERİN</text:p>
      <text:p text:style-name="P14">Adresi<text:tab/>: <text:s/></text:p>
      <text:p text:style-name="P18"/>
      <text:p text:style-name="P15"><text:span text:style-name="T20">İlgili </text:span><text:span text:style-name="T17">Kira </text:span><text:span text:style-name="T18">Sözleşme</text:span><text:span text:style-name="T17">si</text:span><text:span text:style-name="T18"> Tarihi, <text:s/></text:span><text:span text:style-name="T19">No <text:s/></text:span><text:span text:style-name="T18"><text:tab/>:<text:tab/></text:span></text:p>
      <text:p text:style-name="P19"/>
      <text:p text:style-name="P19">Mecurun tahliye Edileceği taahhüt edilen tarih<text:tab/>:</text:p>
      <text:p text:style-name="P22"/>
      <text:p text:style-name="P22"/>
      <text:p text:style-name="P22">Kiracı<text:tab/></text:p>
      <text:p text:style-name="P12"><text:span text:style-name="T179">Adı Soyadı</text:span><text:span text:style-name="T113"><text:tab/>: </text:span><text:span text:style-name="T15">Adem Kesici<text:tab/><text:tab/><text:tab/><text:tab/> <text:tab/><text:tab/><text:tab/><text:tab/><text:tab/><text:tab/></text:span></text:p>
      <text:p text:style-name="P12"><text:span text:style-name="T179">TC Kimlik No</text:span><text:span text:style-name="T113"><text:tab/>: </text:span><text:span text:style-name="T15">530 6804 5056</text:span></text:p>
      <text:p text:style-name="P12"><text:span text:style-name="T184">Tebligat </text:span><text:span text:style-name="T179">Adres</text:span><text:span text:style-name="T186">i</text:span><text:span text:style-name="T113"><text:tab/>: </text:span><text:span text:style-name="T146">Kuyumcular Çarşısı No:25 TOKAT</text:span></text:p>
      <text:p text:style-name="P16"><text:span text:style-name="T178">Telefon No</text:span><text:tab/>: <text:span text:style-name="T199">537 70298 85</text:span></text:p>
      <text:p text:style-name="P20"><text:tab/><text:tab/><text:tab/><text:tab/><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p>
      <text:p text:style-name="P2"><text:tab/>KİRACI<text:tab/>ŞAHİT-KEFİL</text:p>
      <text:p text:style-name="P16"><text:tab/><text:tab/><text:tab/><text:tab/><text:tab/><text:tab/><text:span text:style-name="T199">Adem Kesici<text:tab/><text:tab/><text:tab/><text:tab/> <text:tab/><text:tab/><text:tab/><text:tab/><text:tab/><text:tab/><text:tab/><text:tab/>530 6804 5056</text:span></text:p>
      <text:p text:style-name="P7"/>
      <text:p text:style-name="P7"/>
      <text:p text:style-name="P7"/>
      <text:p text:style-name="P7"/>
      <text:p text:style-name="P7"/>
      <text:p text:style-name="P5"/>
      <text:p text:style-name="P5"/>
      <text:p text:style-name="P5"/>
      <text:p text:style-name="P5"/>
      <text:p text:style-name="P5"><text:soft-page-break/></text:p>
      <text:p text:style-name="P8">KİRA FESİH SÖZLEŞMESİ</text:p>
      <text:p text:style-name="P9"/>
      <text:p text:style-name="P23"><text:span text:style-name="T113"><text:tab/></text:span><text:span text:style-name="T133">A</text:span><text:span text:style-name="T125">şağıda </text:span><text:span text:style-name="T122">tarih </text:span><text:span text:style-name="T125">ve</text:span><text:span text:style-name="T122"> sayı</text:span><text:span text:style-name="T126">sı </text:span><text:span text:style-name="T125">belirtilen </text:span><text:span text:style-name="T122">kira sözleşme</text:span><text:span text:style-name="T126">si</text:span><text:span text:style-name="T133">ni tek taraflı olarak fesh ediyorum. Sözleşme şartları ile t</text:span><text:span text:style-name="T113">ahtı icarımda bulunan taşınmazı; </text:span><text:span text:style-name="T133">belirtilen tarihte,</text:span><text:span text:style-name="T122"> </text:span><text:span text:style-name="T125">belirtilen </text:span><text:span text:style-name="T122">kira sözleşme</text:span><text:span text:style-name="T126">sinin</text:span><text:span text:style-name="T122"> şartlarına bağlı kalarak </text:span><text:span text:style-name="T151">tahliye ettim.</text:span></text:p>
      <text:p text:style-name="P25"/>
      <text:p text:style-name="P26"><text:span text:style-name="T193">FESH</text:span><text:span text:style-name="T192"> EDİLE</text:span><text:span text:style-name="T193">N</text:span><text:span text:style-name="T192"> </text:span><text:span text:style-name="T193">SÖZLEŞMENİN</text:span></text:p>
      <text:p text:style-name="P25"/>
      <text:p text:style-name="P24"><text:span text:style-name="T152">Tarihi, <text:s/></text:span><text:span text:style-name="T153">No</text:span><text:span text:style-name="T152"><text:tab/><text:tab/><text:tab/><text:tab/>:<text:tab/></text:span></text:p>
      <text:p text:style-name="P27">Mecurun tahliye Edil<text:span text:style-name="T191">diği </text:span>tarih<text:tab/>:</text:p>
      <text:p text:style-name="P27"/>
      <text:p text:style-name="P30">Kiracı<text:tab/></text:p>
      <text:p text:style-name="P31"><text:span text:style-name="T113">Adı Soyadı<text:tab/>: </text:span><text:span text:style-name="T146">Adem Kesici<text:tab/><text:tab/><text:tab/><text:tab/> <text:tab/><text:tab/><text:tab/><text:tab/><text:tab/><text:tab/></text:span></text:p>
      <text:p text:style-name="P31"><text:span text:style-name="T113">TC Kimlik No<text:tab/>: </text:span><text:span text:style-name="T146">530 6804 5056</text:span></text:p>
      <text:p text:style-name="P31"><text:span text:style-name="T130">Tebligat </text:span><text:span text:style-name="T113">Adres<text:tab/>: </text:span><text:span text:style-name="T146">Kuyumcular Çarşısı No:25 TOKAT</text:span></text:p>
      <text:p text:style-name="P32">Telefon No<text:tab/>: <text:span text:style-name="T199">537 70298 85</text:span></text:p>
      <text:p text:style-name="P29"><text:tab/><text:tab/><text:tab/><text:tab/><text:tab/></text:p>
      <text:p text:style-name="P29"><text:tab/></text:p>
      <text:p text:style-name="P3"><text:tab/>KİRACI<text:tab/>ŞAHİT-KEFİL</text:p>
      <text:p text:style-name="P28"><text:tab/><text:tab/><text:tab/><text:tab/><text:tab/><text:tab/><text:span text:style-name="T199">Adem Kesici<text:tab/><text:tab/><text:tab/><text:tab/> <text:tab/><text:tab/><text:tab/><text:tab/><text:tab/><text:tab/><text:tab/><text:tab/>530 6804 50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UKIJ Diwani" svg:font-family="'UKIJ Diwa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7-13T14:34:17.439517351</dc:date>
    <meta:editing-duration>P1DT4H24S</meta:editing-duration>
    <meta:editing-cycles>71</meta:editing-cycles>
    <meta:generator>LibreOffice/6.1.5.2$Linux_X86_64 LibreOffice_project/10$Build-2</meta:generator>
    <meta:print-date>2021-07-13T09:52:43.101605787</meta:print-date>
    <meta:document-statistic meta:table-count="0" meta:image-count="0" meta:object-count="0" meta:page-count="5" meta:paragraph-count="86" meta:word-count="1798" meta:character-count="13432" meta:non-whitespace-character-count="11474"/>
  </office:meta>
</office:document-meta>
</file>